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81ec" officeooo:paragraph-rsid="000f81ec" style:font-size-asian="19.25pt" style:font-size-complex="22pt"/>
    </style:style>
    <style:style style:name="P2" style:family="paragraph" style:parent-style-name="Standard">
      <style:text-properties fo:font-size="22pt" officeooo:rsid="00105f96" officeooo:paragraph-rsid="00105f96" style:font-size-asian="19.25pt" style:font-size-complex="22pt"/>
    </style:style>
    <style:style style:name="T1" style:family="text">
      <style:text-properties officeooo:rsid="00105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meLayout is one of the simplest layouts to organize controls. </text:p>
      <text:p text:style-name="P1">=&gt; They are designed to block an area on the screen.</text:p>
      <text:p text:style-name="P1">=&gt; They should be used to hold a single child view, because it can be difficult to organize child views in a way that’s scalable to different screen sizes <text:span text:style-name="T1">without the children overlapping each other</text:span> </text:p>
      <text:p text:style-name="P1">=&gt; We can add multiple children to a FrameLayout and control their position within the FrameLayout by assigning gravity to each child.</text:p>
      <text:p text:style-name="P2">=&gt; Child views are drawn in a stack, with the most recently added child on top </text:p>
      <text:p text:style-name="P2">=&gt; The size of the FrameLayout is the size of its largest child(plus padding), visible or not.</text:p>
      <text:p text:style-name="P2">=&gt; You can control the visibility of the child element via the “visibility” attrib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0:13:12.546692914</meta:creation-date>
    <dc:date>2019-10-04T20:31:22.445470452</dc:date>
    <meta:editing-duration>PT6M47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7" meta:word-count="125" meta:character-count="709" meta:non-whitespace-character-count="588"/>
  </office:meta>
</office:document-meta>
</file>